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llFrame.executeDestructionCallback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CallFrame.get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Frame.remove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Frame.registerDestructionCallback( String name , Runnable callback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allFrame.has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llFrame.setAttribute( String name , Objec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